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allation de la blibliothèque OpenCV sur ubuntu ;</text:p>
      <text:p text:style-name="Standard">Découverte de la librarie via deux codes :</text:p>
      <text:p text:style-name="Standard"><text:tab/>→ CapureVideo</text:p>
      <text:p text:style-name="Standard"><text:tab/>→ IsolerTracker</text:p>
      <text:p text:style-name="Standard"/>
      <text:p text:style-name="Standard">Scripts d'automatisation d'installations<text:tab/>→ paquets pour openCv</text:p>
      <text:p text:style-name="Standard"><text:tab/><text:tab/><text:tab/><text:tab/><text:tab/><text:tab/>→ installation et build librairie openC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dy </meta:initial-creator>
    <meta:creation-date>2013-11-05T15:34:53</meta:creation-date>
    <dc:date>2013-11-06T07:57:46</dc:date>
    <dc:creator>Freddy </dc:creator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6" meta:word-count="33" meta:character-count="232" meta:non-whitespace-character-count="197"/>
  </office:meta>
</office:document-meta>
</file>